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draw:fill="solid" draw:fill-color="#fafad2" draw:fill-image-width="0cm" draw:fill-image-height="0cm"/>
    </style:style>
    <style:style style:name="gr1" style:family="graphic" style:parent-style-name="standard">
      <style:graphic-properties svg:stroke-width="0.03cm" draw:marker-start-width="0.245cm" draw:marker-end-width="0.245cm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draw:stroke="none" svg:stroke-color="#000000" draw:fill="none" draw:fill-color="#ffffff" fo:min-height="1.1cm"/>
    </style:style>
    <style:style style:name="gr3" style:family="graphic" style:parent-style-name="objectwithoutfill">
      <style:graphic-properties svg:stroke-width="0.03cm" draw:marker-start-width="0.245cm" draw:marker-end="Arrow" draw:marker-end-width="0.15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nux Libertine O'" style:font-pitch="variable" fo:font-size="12pt" style:font-size-asian="12pt" style:font-size-complex="12pt"/>
    </style:style>
    <style:style style:name="P3" style:family="paragraph">
      <style:text-properties fo:font-family="'Linux Libertine O'" style:font-pitch="variable" fo:font-size="10pt" style:font-size-asian="10pt" style:font-size-complex="10pt"/>
    </style:style>
    <style:style style:name="P4" style:family="paragraph">
      <style:paragraph-properties fo:text-align="end"/>
      <style:text-properties fo:font-family="'Linux Libertine O'" style:font-pitch="variable" fo:font-size="10pt" style:font-size-asian="10pt" style:font-size-complex="10pt"/>
    </style:style>
    <style:style style:name="P5" style:family="paragraph">
      <style:paragraph-properties fo:text-align="start"/>
      <style:text-properties fo:font-family="'Linux Libertine O'" style:font-pitch="variable" fo:font-size="10pt" style:font-size-asian="10pt" style:font-size-complex="10pt"/>
    </style:style>
    <style:style style:name="T1" style:family="text">
      <style:text-properties fo:font-family="'Linux Libertine O'" style:font-style-name="Regular" fo:font-size="12pt" style:font-family-asian="'Linux Libertine O'" style:font-style-name-asian="Regular" style:font-size-asian="12pt" style:font-family-complex="'Linux Libertine O'" style:font-style-name-complex="Regular" style:font-size-complex="12pt"/>
    </style:style>
    <style:style style:name="T2" style:family="text">
      <style:text-properties fo:font-family="'Linux Libertine O'" style:font-pitch="variable"/>
    </style:style>
    <style:style style:name="T3" style:family="text">
      <style:text-properties fo:font-family="'Linux Libertine O'" style:font-style-name="Regular" style:font-family-asian="'Linux Libertine O'" style:font-style-name-asian="Regular" style:font-family-complex="'Linux Libertine O'" style:font-style-name-complex="Regular"/>
    </style:style>
    <style:style style:name="T4" style:family="text">
      <style:text-properties fo:font-family="'Linux Libertine O'" style:font-style-name="Regular" style:font-family-asian="'Linux Libertine O'" style:font-style-name-asian="Regular" style:font-family-complex="'Linux Libertine O'" style:font-style-name-complex="Regular"/>
    </style:style>
    <style:style style:name="T5" style:family="text">
      <style:text-properties fo:font-family="'Linux Libertine O'" style:font-pitch="variable" style:font-family-asian="'Linux Libertine O'" style:font-style-name-asian="Regular" style:font-family-complex="'Linux Libertine O'" style:font-style-name-complex="Regula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2" xml:id="id1" draw:id="id1" draw:layer="layout" svg:width="1cm" svg:height="1cm" svg:x="3.5cm" svg:y="0.05cm">
          <text:p text:style-name="P1"><text:span text:style-name="T1">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8cm" svg:height="1.35cm" svg:x="4.3cm" svg:y="0.05cm">
          <draw:text-box>
            <text:p text:style-name="P3"><text:span text:style-name="T2">1</text:span><text:span text:style-name="T3">→4</text:span><text:span text:style-name="T4">→2→3→1</text:span></text:p>
          </draw:text-box>
        </draw:frame>
        <draw:frame draw:style-name="gr2" draw:text-style-name="P3" draw:layer="layout" svg:width="3.8cm" svg:height="1.35cm" svg:x="4.3cm" svg:y="0.35cm">
          <draw:text-box>
            <text:p text:style-name="P3"><text:span text:style-name="T5">5</text:span><text:span text:style-name="T3">→6</text:span><text:span text:style-name="T4">→5</text:span></text:p>
          </draw:text-box>
        </draw:frame>
        <draw:frame draw:style-name="gr2" draw:text-style-name="P3" draw:layer="layout" svg:width="3.8cm" svg:height="1.35cm" svg:x="-0.1cm" svg:y="0.23cm">
          <draw:text-box>
            <text:p text:style-name="P4">k<text:span text:style-name="T3">₀</text:span><text:span text:style-name="T5">=18</text:span></text:p>
          </draw:text-box>
        </draw:frame>
        <draw:custom-shape draw:style-name="gr1" draw:text-style-name="P2" xml:id="id2" draw:id="id2" draw:layer="layout" svg:width="1cm" svg:height="1cm" svg:x="1.5cm" svg:y="1.95cm">
          <text:p text:style-name="P2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cm" svg:height="1cm" svg:x="5.5cm" svg:y="1.95cm">
          <text:p text:style-name="P2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646cm" svg:y1="0.904cm" svg:x2="2.354cm" svg:y2="2.096cm" draw:start-shape="id1" draw:start-glue-point="7" draw:end-shape="id2" draw:end-glue-point="11" svg:d="m3646 904-1292 1192">
          <text:p/>
        </draw:connector>
        <draw:connector draw:style-name="gr3" draw:text-style-name="P1" draw:layer="layout" draw:type="line" svg:x1="4.354cm" svg:y1="0.904cm" svg:x2="5.646cm" svg:y2="2.096cm" draw:start-shape="id1" draw:start-glue-point="9" draw:end-shape="id3" draw:end-glue-point="5" svg:d="m4354 904 1292 1192">
          <text:p/>
        </draw:connector>
        <draw:frame draw:style-name="gr2" draw:text-style-name="P3" draw:layer="layout" svg:width="3.8cm" svg:height="1.35cm" svg:x="4.7cm" svg:y="0.93cm">
          <draw:text-box>
            <text:p text:style-name="P5"><text:span text:style-name="T3">x</text:span><text:span text:style-name="T4">₆</text:span><text:span text:style-name="T3">₅</text:span><text:span text:style-name="T5">=0</text:span></text:p>
          </draw:text-box>
        </draw:frame>
        <draw:frame draw:style-name="gr2" draw:text-style-name="P3" draw:layer="layout" svg:width="3.8cm" svg:height="1.35cm" svg:x="2.1cm" svg:y="0.93cm">
          <draw:text-box>
            <text:p text:style-name="P5"><text:span text:style-name="T3">x₅₆</text:span><text:span text:style-name="T5">=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3cm" style:print-orientation="portrait"/>
    </style:page-layout>
    <style:style style:name="Mdp1" style:family="drawing-page">
      <style:drawing-page-properties draw:background-size="border" draw:fill="solid" draw:fill-color="#fafad2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alázs </meta:initial-creator>
    <meta:creation-date>2012-04-30T18:24:18</meta:creation-date>
    <dc:date>2012-05-01T17:34:35</dc:date>
    <dc:creator>Balázs </dc:creator>
    <meta:editing-duration>PT7M22S</meta:editing-duration>
    <meta:editing-cycles>4</meta:editing-cycles>
    <meta:generator>LibreOffice/3.5$Linux_X86_64 LibreOffice_project/350m1$Build-202</meta:generator>
    <meta:document-statistic meta:object-count="10"/>
  </office:meta>
</office:document-meta>
</file>